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SystemService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ystemServic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ystemService.shut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SystemService.init( JBIContainer c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SystemService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